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0000000438736525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1.929cm, 13.731cm, 8.619cm, 65.93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099cm" svg:height="1.499cm" svg:x="0.1cm" svg:y="0.101cm">
          <draw:image xlink:href="Pictures/1000000000000F00000004387365256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3cm" fo:page-height="1.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6-13T10:30:34.35</meta:creation-date>
    <dc:date>2017-06-13T10:33:03.81</dc:date>
    <dc:creator>Jason Statham</dc:creator>
    <meta:editing-duration>PT2M30S</meta:editing-duration>
    <meta:editing-cycles>1</meta:editing-cycles>
    <meta:document-statistic meta:object-count="1"/>
    <meta:generator>OpenOffice/4.1.3$Win32 OpenOffice.org_project/413m1$Build-9783</meta:generator>
  </office:meta>
</office:document-meta>
</file>